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F" svg:font-family="" style:font-family-generic="roman"/>
    <style:font-face style:name="Arial1" svg:font-family="Arial" style:font-family-generic="swiss"/>
    <style:font-face style:name="Nimbus Roman No9 L" svg:font-family="'Nimbus Roman No9 L', 'Times New Roman'" style:font-family-generic="roman" style:font-pitch="variable"/>
    <style:font-face style:name="Arial" svg:font-family="Arial" style:font-family-generic="swiss" style:font-pitch="variable"/>
    <style:font-face style:name="DejaVuSans1"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1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1.393cm"/>
    </style:style>
    <style:style style:name="co9" style:family="table-column">
      <style:table-column-properties fo:break-before="auto" style:column-width="1.309cm"/>
    </style:style>
    <style:style style:name="co10" style:family="table-column">
      <style:table-column-properties fo:break-before="auto" style:column-width="41.97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1"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hu</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hu</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hu</text:p>
          </table:table-cell>
          <table:table-cell office:value-type="string">
            <text:p>Kép mentése...</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hu</text:p>
          </table:table-cell>
          <table:table-cell office:value-type="string">
            <text:p>\&lt;bookmark_value\&gt;rendezés; beállítások adatbázis-tartományokhoz\&lt;/bookmark_value\&gt;\&lt;bookmark_value\&gt;rendezés;ázsiai nyelvek\&lt;/bookmark_value\&gt;\&lt;bookmark_value\&gt;ázsiai nyelvek;rendezés\&lt;/bookmark_value\&gt;\&lt;bookmark_value\&gt;telefonkönyv rendezési szabályai\&lt;/bookmark_value\&gt;\&lt;bookmark_value\&gt;természetes rendezési algoritmus\&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hu</text:p>
          </table:table-cell>
          <table:table-cell office:value-type="string">
            <text:p>Természetes rendezési sorrend</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hu</text:p>
          </table:table-cell>
          <table:table-cell office:value-type="string">
            <text:p>\&lt;ahelp hid=\"SC:CHECKBOX:RID_SCPAGE_SORT_OPTIONS:BTN_NATURALSORT\"\&gt;A természetes rendezés egy rendezési algoritmus, amely az elemeket a számértékük alapján rendezi ahelyett, hogy a hagyományos módszert alkalmazná, amely a karakterláncok összehasonlításán alapul.\&lt;/ahelp\&gt; Tegyük fel például, hogy a következő sorozatot kell rendezni: A1, A2, A3, A4, A5, A6, ..., A19, A20, A21. Ha ezeket az értékeket cellákba írná be, és a hagyományos rendezést alkalmazná, a sorrend A1, A11, A12, A13, ..., A19, A2, A20, A21, A3, A4, A5, ..., A9 lenne. Bár ez a sorrend érthető azok számára, akik ismerik a háttérben meghúzódó rendező mechanizmust, a legtöbb ember számára ez furcsának tűnik, és valószínűleg nem az, amit várnak. Ha bejelöli ezt a négyzetet, a természetes rendezési algoritmus gondoskodik arról, hogy a fenti példához hasonló esetben is a "megfelelő" eredmény jelenjen meg, ezáltal kényelmesebbé téve a rendezési műveleteket.</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hu</text:p>
          </table:table-cell>
          <table:table-cell office:value-type="string">
            <text:p>Kiegészítő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hu</text:p>
          </table:table-cell>
          <table:table-cell office:value-type="string">
            <text:p>Hasznos %PRODUCTNAME-kiegészítők, például különféle képtárak, sablonok, mintadokumentumok és 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Képtá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Az %PRODUCTNAME Képtár több mint 2900, különféle témájú elemet tartalma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Sablon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A tökéletes dokumentumok létrehozása gyerekjáték a sablonok használatáv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Mintadokumentu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A mintadokumentumok hasznosak a tanul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PRODUCTNAME-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Reklá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PRODUCTNAME-reklámanyag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További betűkészletek az %PRODUCTNAME-hoz és a többi alkalmaz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szűrő</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ézikönyv</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hu</text:p>
          </table:table-cell>
          <table:table-cell office:value-type="string">
            <text:p>A buildet a közösséggel együttműködésben az OxygenOffice csapat készítette. A stáblista itt található: http://www.openoffice.org/welcome/credits.html</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hu</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hu</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hu</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hu</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hu</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hu</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hu</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hu</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hu</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hu</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hu</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hu</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hu</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hu</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hu</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hu</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hu</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hu</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hu</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hu</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hu</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hu</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hu</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hu</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hu</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hu</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hu</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hu</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hu</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hu</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hu</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hu</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hu</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hu</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hu</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hu</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F" svg:font-family="" style:font-family-generic="roman"/>
    <style:font-face style:name="Arial1" svg:font-family="Arial" style:font-family-generic="swiss"/>
    <style:font-face style:name="Nimbus Roman No9 L" svg:font-family="'Nimbus Roman No9 L', 'Times New Roman'" style:font-family-generic="roman" style:font-pitch="variable"/>
    <style:font-face style:name="Arial" svg:font-family="Arial" style:font-family-generic="swiss" style:font-pitch="variable"/>
    <style:font-face style:name="DejaVuSans1"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09:1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8:33</meta:creation-date>
    <dc:creator>AgentK</dc:creator>
    <dc:date>2008-03-15T17:09:18</dc:date>
    <meta:editing-cycles>7</meta:editing-cycles>
    <meta:editing-duration>PT56M56S</meta:editing-duration>
    <meta:user-defined meta:name="Info 1"/>
    <meta:user-defined meta:name="Info 2"/>
    <meta:user-defined meta:name="Info 3"/>
    <meta:user-defined meta:name="Info 4"/>
    <meta:document-statistic meta:table-count="1" meta:cell-count="1636"/>
  </office:meta>
</office:document-meta>
</file>